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T118" style:family="text">
      <style:text-properties fo:color="#ff6600"/>
    </style:style>
    <style:style style:name="T119" style:family="text">
      <style:text-properties fo:color="#ff6600" fo:language="en" fo:country="US"/>
    </style:style>
    <style:style style:name="T120" style:family="text">
      <style:text-properties fo:color="#ff6600" fo:language="en" fo:country="US" style:font-weight-complex="bold"/>
    </style:style>
    <style:style style:name="T121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LIBRATION CERTIFICATE</text:p>
      <text:p text:style-name="P11"/>
      <text:p text:style-name="P15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29"/>
      <text:p text:style-name="P67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7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8">PU-2 detector: 1.0 µ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8">PU-2 detector: 1.0 µ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8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8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0"><text:span text:style-name="T8">BDKN</text:span>-0<text:span text:style-name="T8">6</text:span>: <text:span text:style-name="T118">0.1 </text:span><text:span text:style-name="T119">mSv/h</text:span><text:span text:style-name="T118"> – 10.0 </text:span><text:span text:style-name="T120">mSv/h</text:span><text:span text:style-name="T118">;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7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30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0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0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2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6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9127848210790049196" text:style-name="WW8Num2">
              <text:list-item>
                <text:p text:style-name="P71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3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68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68"><text:span text:style-name="T25">- Atmospheric pressure<text:tab/></text:span><text:span text:style-name="T25"><text:tab/><text:tab/><text:tab/>98,5 kPa</text:span></text:p>
      <text:p text:style-name="P68"><text:span text:style-name="T25">- Relative humidity<text:tab/><text:tab/></text:span><text:span text:style-name="T25"><text:tab/><text:tab/>$vlag %</text:span></text:p>
      <text:p text:style-name="P69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39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0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0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0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0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54">- </text:span><text:span text:style-name="T26">$eng_facility_beta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1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8">20</text:span> <text:span text:style-name="T54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6.A5" office:value-type="string">
            <text:p text:style-name="P19">7<text:span text:style-name="T8">0</text:span> <text:span text:style-name="T54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8">0,</text:span>7 <text:span text:style-name="T54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4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1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8">20</text:span> <text:span text:style-name="T54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7.A5" office:value-type="string">
            <text:p text:style-name="P19">7<text:span text:style-name="T8">0</text:span> <text:span text:style-name="T54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8">0,</text:span>7 <text:span text:style-name="T54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4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1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8">20</text:span> <text:span text:style-name="T54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3.A5" office:value-type="string">
            <text:p text:style-name="P19">7<text:span text:style-name="T8">0</text:span> <text:span text:style-name="T54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8">0,</text:span>7 <text:span text:style-name="T54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4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8">70</text:span> <text:span text:style-name="T54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1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8">20</text:span> <text:span text:style-name="T54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4.A5" office:value-type="string">
            <text:p text:style-name="P19">7<text:span text:style-name="T8">0</text:span> <text:span text:style-name="T54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8">0,</text:span>7 <text:span text:style-name="T54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4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8">70</text:span> <text:span text:style-name="T54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1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8">0</text:span> <text:span text:style-name="T54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8.A5" office:value-type="string">
            <text:p text:style-name="P19"><text:span text:style-name="T8">0,</text:span>7 <text:span text:style-name="T54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4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8">70</text:span> <text:span text:style-name="T54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2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,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4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2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8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4">240</text:span> <text:span text:style-name="T54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2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8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,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4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2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8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2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8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2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8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6.A5" office:value-type="string">
            <text:p text:style-name="P19">7<text:span text:style-name="T8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8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8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2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4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,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2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8">03</text:span> µ<text:span text:style-name="T8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8.A5" office:value-type="string">
            <text:p text:style-name="P19">0,<text:span text:style-name="T54">7</text:span> µ<text:span text:style-name="T8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8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8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,7 <text:span text:style-name="T8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8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8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8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2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4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,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4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4">0</text:span>,<text:span text:style-name="T54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5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5">0i</text:span><text:span text:style-name="T8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3</text:p>
            <text:p text:style-name="P60"><text:span text:style-name="T10">φ</text:span><text:span text:style-name="T45">0i</text:span><text:span text:style-name="T8">=235</text:span></text:p>
            <text:p text:style-name="P61">2⋅10<text:span text:style-name="T33">2</text:span> - 10<text:span text:style-name="T33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5</text:p>
            <text:p text:style-name="P60"><text:span text:style-name="T10">φ</text:span><text:span text:style-name="T45">0i</text:span><text:span text:style-name="T8">=986</text:span></text:p>
            <text:p text:style-name="P61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5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3">$<text:span text:style-name="T54">10</text:span>-00</text:p>
          </table:table-cell>
          <table:table-cell table:style-name="t10.B3" office:value-type="string">
            <text:p text:style-name="P23">$<text:span text:style-name="T54">10</text:span>-01</text:p>
          </table:table-cell>
          <table:table-cell table:style-name="t10.B3" office:value-type="string">
            <text:p text:style-name="P23">$<text:span text:style-name="T54">10</text:span>-02</text:p>
          </table:table-cell>
          <table:table-cell table:style-name="t10.B3" office:value-type="string">
            <text:p text:style-name="P23">$<text:span text:style-name="T54">10</text:span>-03</text:p>
          </table:table-cell>
          <table:table-cell table:style-name="t10.F3" office:value-type="string">
            <text:p text:style-name="P23">$<text:span text:style-name="T54">10</text:span>-04</text:p>
          </table:table-cell>
        </table:table-row>
        <table:table-row>
          <table:table-cell table:style-name="t10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5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11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3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3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6"><text:span text:style-name="T8">Readings</text:span> <text:span text:style-name="T8">at check point</text:span></text:p>
            <text:p text:style-name="P25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3">$<text:span text:style-name="T54">1</text:span>1-00</text:p>
          </table:table-cell>
          <table:table-cell table:style-name="t11.B4" office:value-type="string">
            <text:p text:style-name="P23">$<text:span text:style-name="T54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4">1</text:span>1-04</text:p>
          </table:table-cell>
        </table:table-row>
        <table:table-row>
          <table:table-cell table:style-name="t11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ext:soft-page-break/>
        <table:table-row>
          <table:table-cell table:style-name="t28.A1" table:number-columns-spanned="6" office:value-type="string">
            <text:p text:style-name="P45"><text:span text:style-name="T121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6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28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3">20-100</text:p>
          </table:table-cell>
          <table:table-cell table:style-name="t28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3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3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6"><text:span text:style-name="T8">Readings</text:span> <text:span text:style-name="T8">at check point</text:span></text:p>
            <text:p text:style-name="P25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19"/>
          </table:table-cell>
          <table:table-cell table:style-name="t28.B3" office:value-type="string">
            <text:p text:style-name="P23">$28-61</text:p>
            <text:p text:style-name="P23">$28-71</text:p>
            <text:p text:style-name="P23">$28-81</text:p>
          </table:table-cell>
          <table:table-cell table:style-name="t28.B3" office:value-type="string">
            <text:p text:style-name="P23">$28-62</text:p>
            <text:p text:style-name="P23">$28-72</text:p>
            <text:p text:style-name="P23">$28-82</text:p>
          </table:table-cell>
          <table:table-cell table:style-name="t28.B3" office:value-type="string">
            <text:p text:style-name="P23">$28-63</text:p>
            <text:p text:style-name="P23">$28-73</text:p>
            <text:p text:style-name="P23">$28-83</text:p>
          </table:table-cell>
          <table:table-cell table:style-name="t28.F3" office:value-type="string">
            <text:p text:style-name="P23">$28-64</text:p>
            <text:p text:style-name="P23">$28-74</text:p>
            <text:p text:style-name="P23">$28-84</text:p>
          </table:table-cell>
        </table:table-row>
        <table:table-row>
          <table:table-cell table:style-name="t28.A3" office:value-type="string">
            <text:p text:style-name="P26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3">$28-00</text:p>
          </table:table-cell>
          <table:table-cell table:style-name="t28.B4" office:value-type="string">
            <text:p text:style-name="P23">$28-01</text:p>
          </table:table-cell>
          <table:table-cell table:style-name="t28.B4" office:value-type="string">
            <text:p text:style-name="P23">$28-02</text:p>
          </table:table-cell>
          <table:table-cell table:style-name="t28.B4" office:value-type="string">
            <text:p text:style-name="P23">$28-03</text:p>
          </table:table-cell>
          <table:table-cell table:style-name="t28.F3" office:value-type="string">
            <text:p text:style-name="P23">$28-04</text:p>
          </table:table-cell>
        </table:table-row>
        <table:table-row>
          <table:table-cell table:style-name="t28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19"/>
          </table:table-cell>
          <table:table-cell table:style-name="t28.B4" office:value-type="string">
            <text:p text:style-name="P23">$28-n21</text:p>
          </table:table-cell>
          <table:table-cell table:style-name="t28.B4" office:value-type="string">
            <text:p text:style-name="P23">$28-n22</text:p>
          </table:table-cell>
          <table:table-cell table:style-name="t28.B4" office:value-type="string">
            <text:p text:style-name="P23">$28-n23</text:p>
          </table:table-cell>
          <table:table-cell table:style-name="t28.F3" office:value-type="string">
            <text:p text:style-name="P23">$28-n24</text:p>
          </table:table-cell>
        </table:table-row>
        <table:table-row>
          <table:table-cell table:style-name="t28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19"/>
          </table:table-cell>
          <table:table-cell table:style-name="t28.B4" office:value-type="string">
            <text:p text:style-name="P23">$28-n31</text:p>
          </table:table-cell>
          <table:table-cell table:style-name="t28.B4" office:value-type="string">
            <text:p text:style-name="P23">$28-n32</text:p>
          </table:table-cell>
          <table:table-cell table:style-name="t28.B4" office:value-type="string">
            <text:p text:style-name="P23">$28-n33</text:p>
          </table:table-cell>
          <table:table-cell table:style-name="t28.F3" office:value-type="string">
            <text:p text:style-name="P23">$28-n34</text:p>
          </table:table-cell>
        </table:table-row>
        <table:table-row>
          <table:table-cell table:style-name="t28.A3" office:value-type="string">
            <text:p text:style-name="P21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19"/>
            <text:p text:style-name="P18"/>
          </table:table-cell>
          <table:table-cell table:style-name="t28.B4" office:value-type="string">
            <text:p text:style-name="P23">$28-n41</text:p>
          </table:table-cell>
          <table:table-cell table:style-name="t28.B4" office:value-type="string">
            <text:p text:style-name="P23">$28-n42</text:p>
          </table:table-cell>
          <table:table-cell table:style-name="t28.B4" office:value-type="string">
            <text:p text:style-name="P23">$28-n43</text:p>
          </table:table-cell>
          <table:table-cell table:style-name="t28.F3" office:value-type="string">
            <text:p text:style-name="P23">$28-n44</text:p>
          </table:table-cell>
        </table:table-row>
        <table:table-row table:style-name="t28.8">
          <table:table-cell table:style-name="t28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19"/>
          </table:table-cell>
          <table:table-cell table:style-name="t28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45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5">0i</text:span><text:span text:style-name="T8">=57,</text:span>0</text:p>
            <text:p text:style-name="P18">20-100</text:p>
          </table:table-cell>
          <table:table-cell table:style-name="t27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6</text:p>
            <text:p text:style-name="P60"><text:span text:style-name="T10">φ</text:span><text:span text:style-name="T45">0i</text:span><text:span text:style-name="T8">=235</text:span></text:p>
            <text:p text:style-name="P61">2⋅10<text:span text:style-name="T33">2</text:span> - 10<text:span text:style-name="T33">3</text:span></text:p>
          </table:table-cell>
          <table:table-cell table:style-name="t27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6</text:p>
            <text:p text:style-name="P60"><text:span text:style-name="T10">φ</text:span><text:span text:style-name="T45">0i</text:span><text:span text:style-name="T8">=986</text:span></text:p>
            <text:p text:style-name="P61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1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2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2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3.A5" office:value-type="string">
            <text:p text:style-name="P20">$13-<text:span text:style-name="T8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2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25.A5" office:value-type="string">
            <text:p text:style-name="P20">$25-<text:span text:style-name="T8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3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8">9</text:span>0</text:p>
          </table:table-cell>
          <table:table-cell table:style-name="t14.B5" office:value-type="string">
            <text:p text:style-name="P20">$14-<text:span text:style-name="T8">3</text:span>0</text:p>
          </table:table-cell>
          <table:table-cell table:style-name="t14.B5" office:value-type="string">
            <text:p text:style-name="P20">$<text:span text:style-name="T8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8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8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8">9</text:span>4</text:p>
          </table:table-cell>
          <table:table-cell table:style-name="t14.B9" office:value-type="string">
            <text:p text:style-name="P20">$14-<text:span text:style-name="T8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43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8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8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43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8">9</text:span>0</text:p>
          </table:table-cell>
          <table:table-cell table:style-name="t26.B5" office:value-type="string">
            <text:p text:style-name="P44">06<text:span text:style-name="T8">63</text:span></text:p>
          </table:table-cell>
          <table:table-cell table:style-name="t26.B5" office:value-type="string">
            <text:p text:style-name="P20">$<text:span text:style-name="T8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4">06<text:span text:style-name="T8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4">06<text:span text:style-name="T8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4">06<text:span text:style-name="T8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4">06<text:span text:style-name="T8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2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8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2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3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8">Flux density in test point</text:span> <text:span text:style-name="T103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8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2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4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,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05-26T11:20:40.52</dc:date>
    <meta:print-date>2019-04-03T15:18:00</meta:print-date>
    <meta:editing-cycles>175</meta:editing-cycles>
    <meta:editing-duration>PT13H28M38S</meta:editing-duration>
    <meta:generator>OpenOffice/4.1.6$Win32 OpenOffice.org_project/416m1$Build-9790</meta:generator>
    <meta:document-statistic meta:table-count="94" meta:image-count="1" meta:object-count="0" meta:page-count="11" meta:paragraph-count="2085" meta:word-count="3732" meta:character-count="21447"/>
  </office:meta>
</office:document-meta>
</file>